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text-properties fo:color="#0000ff" style:font-weight-asian="normal"/>
    </style:style>
    <style:style style:name="P2" style:family="paragraph" style:parent-style-name="Standard">
      <style:text-properties fo:color="#0000ff" style:font-name="Liberation Sans" style:text-underline-style="none" fo:font-weight="bold" style:font-weight-asian="bold" style:font-weight-complex="bold"/>
    </style:style>
    <style:style style:name="P3" style:family="paragraph" style:parent-style-name="Standard">
      <style:text-properties fo:color="#0000ff" style:font-name="Liberation Sans" fo:font-size="11pt" style:text-underline-style="none" fo:font-weight="normal" style:font-size-asian="11pt" style:font-weight-asian="normal" style:font-size-complex="11pt" style:font-weight-complex="normal"/>
    </style:style>
    <style:style style:name="P4" style:family="paragraph" style:parent-style-name="Text_20_body">
      <style:text-properties fo:font-size="11pt" style:font-size-asian="11pt" style:font-size-complex="11pt"/>
    </style:style>
    <style:style style:name="P5" style:family="paragraph" style:parent-style-name="Text_20_body">
      <style:text-properties fo:color="#0000ff" style:font-name="Liberation Sans" fo:font-size="10.5pt" style:font-size-asian="10.5pt" style:font-size-complex="10.5pt"/>
    </style:style>
    <style:style style:name="P6" style:family="paragraph" style:parent-style-name="Text_20_body">
      <style:text-properties fo:color="#0000ff" style:font-name="Liberation Sans" fo:font-size="10.5pt" fo:font-weight="normal" style:font-size-asian="10.5pt" style:font-size-complex="10.5pt"/>
    </style:style>
    <style:style style:name="P7" style:family="paragraph" style:parent-style-name="Text_20_body">
      <style:text-properties fo:font-variant="normal" fo:text-transform="none" fo:color="#0000ff" style:font-name="Liberation Sans" fo:font-size="10.5pt" fo:letter-spacing="normal" fo:font-style="normal" fo:font-weight="normal" style:font-size-asian="10.5pt" style:font-size-complex="10.5pt"/>
    </style:style>
    <style:style style:name="P8" style:family="paragraph" style:parent-style-name="Text_20_body" style:list-style-name="L1">
      <style:paragraph-properties fo:text-align="start" style:justify-single-word="false" fo:orphans="2" fo:widows="2"/>
      <style:text-properties fo:font-variant="normal" fo:text-transform="none" fo:color="#0000ff" style:font-name="Liberation Sans" fo:font-size="10.5pt" fo:letter-spacing="normal" fo:font-style="normal" fo:font-weight="normal" style:font-size-asian="10.5pt" style:font-size-complex="10.5pt"/>
    </style:style>
    <style:style style:name="P9" style:family="paragraph" style:parent-style-name="Text_20_body">
      <style:text-properties fo:font-variant="normal" fo:text-transform="none" fo:color="#0000ff" style:font-name="Liberation Sans" fo:font-size="10.5pt" fo:letter-spacing="normal" fo:font-style="normal" fo:font-weight="normal" style:font-size-asian="10.5pt" style:font-weight-asian="normal" style:font-size-complex="10.5pt" style:font-weight-complex="normal"/>
    </style:style>
    <style:style style:name="P10" style:family="paragraph" style:parent-style-name="Text_20_body" style:list-style-name="L3">
      <style:text-properties fo:font-variant="normal" fo:text-transform="none" fo:color="#0000ff" style:font-name="Liberation Sans" fo:font-size="10.5pt" fo:letter-spacing="normal" fo:font-style="normal" fo:font-weight="normal" style:font-size-asian="10.5pt" style:font-weight-asian="normal" style:font-size-complex="10.5pt" style:font-weight-complex="normal"/>
    </style:style>
    <style:style style:name="P11" style:family="paragraph" style:parent-style-name="Text_20_body" style:list-style-name="L3">
      <style:text-properties fo:color="#0000ff" style:font-name="Liberation Sans" fo:font-size="10.5pt" fo:font-weight="bold" style:font-size-asian="10.5pt" style:font-weight-asian="bold" style:font-size-complex="10.5pt" style:font-weight-complex="bold"/>
    </style:style>
    <style:style style:name="P12" style:family="paragraph" style:parent-style-name="Text_20_body" style:list-style-name="L3">
      <style:text-properties fo:color="#0000ff" style:font-name="Liberation Sans" fo:font-size="10.5pt" fo:font-weight="normal" style:font-size-asian="10.5pt" style:font-weight-asian="normal" style:font-size-complex="10.5pt" style:font-weight-complex="normal"/>
    </style:style>
    <style:style style:name="P13" style:family="paragraph" style:parent-style-name="Text_20_body" style:list-style-name="L1">
      <style:paragraph-properties fo:margin-top="0in" fo:margin-bottom="0in" fo:text-align="start" style:justify-single-word="false" fo:orphans="2" fo:widows="2"/>
      <style:text-properties fo:font-variant="normal" fo:text-transform="none" fo:color="#0000ff" style:font-name="Liberation Sans" fo:font-size="10.5pt" fo:letter-spacing="normal" fo:font-style="normal" fo:font-weight="normal" style:font-size-asian="10.5pt" style:font-weight-asian="normal" style:font-size-complex="10.5pt" style:font-weight-complex="normal"/>
    </style:style>
    <style:style style:name="P14" style:family="paragraph" style:parent-style-name="Text_20_body" style:list-style-name="L1">
      <style:paragraph-properties fo:margin-top="0in" fo:margin-bottom="0in" fo:text-align="start" style:justify-single-word="false" fo:orphans="2" fo:widows="2"/>
      <style:text-properties fo:font-variant="normal" fo:text-transform="none" fo:color="#0000ff" style:font-name="Liberation Sans" fo:font-size="10.5pt" fo:letter-spacing="normal" fo:font-style="normal" fo:font-weight="normal" style:font-size-asian="10.5pt" style:font-size-complex="10.5pt"/>
    </style:style>
    <style:style style:name="P15" style:family="paragraph" style:parent-style-name="Text_20_body" style:list-style-name="L2">
      <style:paragraph-properties fo:margin-left="0.4925in" fo:margin-right="0in" fo:text-indent="-0.25in" style:auto-text-indent="false"/>
      <style:text-properties fo:color="#0000ff" style:font-name="Liberation Sans" fo:font-size="11pt" fo:font-weight="bold" style:font-size-asian="11pt" style:font-weight-asian="bold" style:font-size-complex="11pt" style:font-weight-complex="bold"/>
    </style:style>
    <style:style style:name="P16" style:family="paragraph" style:parent-style-name="Text_20_body" style:list-style-name="L2">
      <style:paragraph-properties fo:margin-left="0.4925in" fo:margin-right="0in" fo:text-indent="-0.25in" style:auto-text-indent="false"/>
      <style:text-properties fo:color="#0000ff" style:font-name="Liberation Sans" fo:font-size="10.5pt" style:font-size-asian="10.5pt" style:font-size-complex="10.5pt"/>
    </style:style>
    <style:style style:name="P17" style:family="paragraph" style:parent-style-name="Text_20_body" style:list-style-name="L2">
      <style:paragraph-properties fo:margin-left="0.4925in" fo:margin-right="0in" fo:text-indent="-0.25in" style:auto-text-indent="false"/>
      <style:text-properties fo:color="#0000ff" style:font-name="Liberation Sans" fo:font-size="10.5pt" fo:font-weight="bold" style:font-size-asian="10.5pt" style:font-weight-asian="bold" style:font-size-complex="10.5pt" style:font-weight-complex="bold"/>
    </style:style>
    <style:style style:name="P18" style:family="paragraph" style:parent-style-name="Text_20_body" style:list-style-name="L2">
      <style:paragraph-properties fo:margin-left="0.4925in" fo:margin-right="0in" fo:text-indent="-0.25in" style:auto-text-indent="false"/>
      <style:text-properties fo:color="#0000ff" fo:font-weight="bold" style:font-weight-asian="bold" style:font-weight-complex="bold"/>
    </style:style>
    <style:style style:name="P19" style:family="paragraph" style:parent-style-name="Text_20_body" style:list-style-name="L2">
      <style:paragraph-properties fo:margin-left="0.9846in" fo:margin-right="0in" fo:text-indent="-0.25in" style:auto-text-indent="false"/>
      <style:text-properties fo:color="#0000ff" style:font-name="Liberation Sans" fo:font-size="10pt" fo:font-weight="bold" style:font-size-asian="10pt" style:font-weight-asian="bold" style:font-size-complex="10pt" style:font-weight-complex="bold"/>
    </style:style>
    <style:style style:name="P20" style:family="paragraph" style:parent-style-name="Text_20_body" style:list-style-name="L2">
      <style:paragraph-properties fo:margin-left="0.9846in" fo:margin-right="0in" fo:text-indent="-0.25in" style:auto-text-indent="false"/>
      <style:text-properties fo:color="#0000ff" style:font-name="Liberation Sans" fo:font-size="10.5pt" style:font-size-asian="10.5pt" style:font-size-complex="10.5pt"/>
    </style:style>
    <style:style style:name="P21" style:family="paragraph" style:parent-style-name="Text_20_body" style:list-style-name="L2">
      <style:paragraph-properties fo:margin-left="0.9846in" fo:margin-right="0in" fo:text-indent="-0.25in" style:auto-text-indent="false"/>
    </style:style>
    <style:style style:name="T1" style:family="text">
      <style:text-properties fo:font-size="9pt" fo:font-weight="bold" style:font-size-asian="9pt" style:font-size-complex="9pt" style:font-weight-complex="bold"/>
    </style:style>
    <style:style style:name="T2" style:family="text">
      <style:text-properties fo:font-variant="normal" fo:text-transform="none" fo:letter-spacing="normal" fo:font-style="normal"/>
    </style:style>
    <style:style style:name="T3" style:family="text">
      <style:text-properties fo:font-variant="normal" fo:text-transform="none" style:font-name="Liberation Sans" fo:font-size="10pt" fo:letter-spacing="normal" fo:font-style="normal" style:text-underline-style="none" fo:font-weight="bold" style:font-size-asian="10pt" style:font-weight-asian="bold" style:font-size-complex="10pt" style:font-weight-complex="bold"/>
    </style:style>
    <style:style style:name="T4" style:family="text">
      <style:text-properties fo:color="#0000ff" style:font-name="Liberation Sans" fo:font-size="10.5pt" style:font-size-asian="10.5pt" style:font-size-complex="10.5pt"/>
    </style:style>
    <style:style style:name="T5" style:family="text">
      <style:text-properties fo:color="#0000ff" style:font-name="Liberation Sans" fo:font-size="10.5pt" style:text-underline-style="none" style:font-size-asian="10.5pt" style:font-size-complex="10.5pt"/>
    </style:style>
    <style:style style:name="T6" style:family="text">
      <style:text-properties fo:color="#0000ff" style:text-line-through-style="none" style:font-name="Liberation Sans" fo:font-size="10.5pt" style:text-underline-style="none" style:text-blinking="false" style:font-size-asian="10.5pt" style:font-size-complex="10.5pt"/>
    </style:style>
    <style:style style:name="T7" style:family="text">
      <style:text-properties fo:color="#0000ff" style:text-line-through-style="none" style:font-name="Liberation Sans" fo:font-size="10.5pt" fo:font-style="italic" style:text-underline-style="none" style:text-blinking="false" style:font-size-asian="10.5pt" style:font-style-asian="italic" style:font-size-complex="10.5pt"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color="#ff0000" fo:font-weight="bold"/>
    </style:style>
    <style:style style:name="T11" style:family="text">
      <style:text-properties fo:color="#00ae00" fo:font-weight="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a">
        <style:list-level-properties text:space-before="0.9819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text:tab/>EWSLibraryNS and Test Driven Development (TDD)</text:p>
      <text:p text:style-name="P3"/>
      <text:p text:style-name="P4"><text:span text:style-name="T4">Test-Driven Development (TDD) requires programmers to create </text:span><text:a xlink:type="simple" xlink:href="http://en.wikipedia.org/wiki/Test_automation"><text:span text:style-name="T7">automated unit tests</text:span></text:a><text:span text:style-name="T6"> </text:span><text:span text:style-name="T4">that define code requirements before writing the code itself. The tests contain </text:span><text:a xlink:type="simple" xlink:href="http://en.wikipedia.org/wiki/Assertion_(computing)"><text:span text:style-name="T7">assertions</text:span></text:a><text:span text:style-name="T6"> </text:span><text:span text:style-name="T4">that are either true or false and passing the tests confirms correct behavior as programmers evolve an</text:span><text:span text:style-name="T5">d </text:span><text:span text:style-name="T6">refactor </text:span><text:span text:style-name="T5">the</text:span><text:span text:style-name="T4"> code.</text:span></text:p>
      <text:p text:style-name="P7">The generally accepted steps in the Test-Driven Development cycle are:</text:p>
      <text:list xml:id="list283236910" text:style-name="L1">
        <text:list-item>
          <text:p text:style-name="P13"><text:s text:c="2"/>Understand the requirements of the code modification.</text:p>
        </text:list-item>
        <text:list-item>
          <text:p text:style-name="P14"><text:span text:style-name="T10"><text:s text:c="2"/>Red</text:span>: <text:s/>Create a test and make it fail.</text:p>
        </text:list-item>
        <text:list-item>
          <text:p text:style-name="P14"><text:span text:style-name="T11"><text:s text:c="2"/>Green</text:span>: <text:s/>Make the test pass by any means necessary.</text:p>
        </text:list-item>
        <text:list-item>
          <text:p text:style-name="P14"><text:span text:style-name="T8"><text:s text:c="2"/>Refactor</text:span>: <text:s/>Change the code to remove duplication.</text:p>
        </text:list-item>
        <text:list-item>
          <text:p text:style-name="P8"><text:s text:c="2"/>Repeat <text:s/>the cycle. Each cycle should be very short.</text:p>
        </text:list-item>
      </text:list>
      <text:p text:style-name="P5">The general benefits of Test-Driven Development are: very short cycle times – the modifications performed on each cycle should be small in order to keep the cycle short; the code is constantly being tested and qualified.</text:p>
      <text:p text:style-name="P6">The suite of unit tests <text:span text:style-name="T2">provide constant testing, insuring that the code remains stable; provide automatic documentation of the code by example; provide qualification of new code through the testing procedure; provide increased critical analysis and design; provides the programmer with confidence to make design decisions and refactoring; and provides assistance in regression testing.</text:span></text:p>
      <text:list xml:id="list164541029" text:style-name="L2">
        <text:list-item>
          <text:list>
            <text:list-item>
              <text:list>
                <text:list-item>
                  <text:p text:style-name="P15">Why are we discussing TDD?</text:p>
                  <text:p text:style-name="P16">The EWSLibraryNS library needs to have at least testing components in place in the development scheme in order to have a maintainable product. <text:s/>It's exact application will be up to the individual <text:s/>programmer since it is the individual programmer who will implement it. <text:s/>Is it better to use TDD during development instead of writing tests after the development to qualify the software? <text:s/>Probably. <text:s/>But in every case? No.</text:p>
                  <text:p text:style-name="P16">I find that, even though I start out on a project determined to strictly implement TDD, I quickly gravitate to a compromise between writing tests prior to coding and writing tests after coding. <text:s/>So I begin writing tests as I write the code (plus or minus). <text:s/>I hate to be restricted totally by my own mistake of deciding that the code would do something in the test writing phase that is too complex in the code writing phase. <text:s/>I also, in the midst of coding, come up with a solution in a different manner and don't find it acceptable to have to stop and write a new test before implementing the solution.</text:p>
                </text:list-item>
                <text:list-item>
                  <text:p text:style-name="P17">Terminology and Definitions</text:p>
                </text:list-item>
              </text:list>
            </text:list-item>
          </text:list>
        </text:list-item>
      </text:list>
      <text:list xml:id="list1787045823" text:style-name="L3">
        <text:list-item>
          <text:list>
            <text:list-item>
              <text:list>
                <text:list-item>
                  <text:p text:style-name="P11">Unit Testing</text:p>
                  <text:p text:style-name="P10">For a class, a unit is the smallest testable part of a class – a public method or public variable. The total functional behavior of the class needs to be tested.</text:p>
                </text:list-item>
                <text:list-item>
                  <text:p text:style-name="P11">Unit Test Suite</text:p>
                  <text:p text:style-name="P12">The unit test suite for library classes is comprised of tests written for every class in the library. <text:s/>The order in which class tests are performed should not affect the outcome of any unit test.</text:p>
                </text:list-item>
                <text:list-item>
                  <text:p text:style-name="P11">Regression Testing</text:p>
                  <text:p text:style-name="P10">When changes have been made to any part of the library, it should be tested to make certain that there are no unplanned changes in the existing functionality of the library. This is usually referred to as regression testing. <text:s/>By making the bug-detecting test(s) used to initiate bug fixes a part of the regression tests, the library is constantly tested against regressing to a previous state.</text:p>
                </text:list-item>
              </text:list>
            </text:list-item>
          </text:list>
        </text:list-item>
      </text:list>
      <text:p text:style-name="P9"/>
      <text:list xml:id="list560349873" text:continue-list="list164541029" text:style-name="L2">
        <text:list-item>
          <text:list>
            <text:list-item>
              <text:list>
                <text:list-item>
                  <text:p text:style-name="P18"><text:soft-page-break/>EWSLibraryNS library class testing</text:p>
                  <text:p text:style-name="P16">The EWSLibraryNS library classes must have a comprehensive testing component. <text:s/>Each class added to the library must have passed exhaustive unit testing and have met all of the design goals. <text:span text:style-name="T13">PHPUnit</text:span> is the unit test framework being used with the EWSLibraryNS library.</text:p>
                  <text:p text:style-name="P16">So, here is the first hard (inflexible) requirement statement:</text:p>
                  <text:p text:style-name="P19">Classes and/or class modifications being submitted to the EWSLibraryNS library need to include the unit tests written to the <text:span text:style-name="T12">PHPUnit</text:span> testing framework specifications for confirmation testing and inclusion in the library unit test suite.</text:p>
                  <text:p text:style-name="P19">Additionally, if the modification is a bug fix, the specific test which identified the bug and the unit test(s) implemented to fix the bug need to be provided for regression testing.</text:p>
                  <text:p text:style-name="P16">Failure to follow this requirement will result in a change to an existing class, or inclusion of a new class, in the library being delayed for inclusion in a release or release update. <text:s/>Refer to section <text:span text:style-name="T9">1.6 Code Review</text:span> for other factors governing acceptance of changes to existing class or inclusion of a new class in the library.</text:p>
                  <text:p text:style-name="P16">Regression testing must be performed every time a change is made to the released code and prior to packaging the modifications for release in order to qualify the code changes for inclusion in the release. <text:s/>Additional regression testing will be run periodically on the current development library class base to help keep all programmers appraised of current development status.</text:p>
                  <text:p text:style-name="P16">Since a unit test framework and TDD are so closely linked, the easiest way to learn the PHPUnit testing framework is through TDD. <text:s/>If you have not used a unit testing framework in the past, TDD allows you to become comfortable with it rather quickly, since your unit tests, and therefore the scope of your code, expand in rather small steps, but at a rather fast rate. <text:s/>This is comfort through familiarity.</text:p>
                  <text:p text:style-name="P16">This is not a recommendation that the TDD should be your development environment. <text:s/>However, it might be acceptable to apply TDD for at least a short time as a tool for becoming familiar with the PHPUnit framework.</text:p>
                  <text:p text:style-name="P16">To read a bit more about creating testable code, <text:span text:style-name="T9">Writing Testable Code</text:span> by Ira Gosksu is an interesting and easy read article, and can be found at</text:p>
                  <text:p text:style-name="P21"><text:a xlink:type="simple" xlink:href="http://www.methodsandtools.com/archive/archive.php?id=103"><text:span text:style-name="T3">http://www.methodsandtools.com/archive/archive.php?id=103</text:span></text:a></text:p>
                </text:list-item>
                <text:list-item>
                  <text:p text:style-name="P15">Obtaining PHPUnit</text:p>
                  <text:p text:style-name="P16">PHPUnit is part of the PEAR system and can be easily installed on a *nix system using the PEAR installer, yum or RPM. <text:s/>Refer to the PHPUnit website for instructions:</text:p>
                  <text:p text:style-name="P20"><text:a xlink:type="simple" xlink:href="https://github.com/sebastianbergmann/phpunit/">https://github.com/sebastianbergmann/phpunit/</text:a></text:p>
                  <text:p text:style-name="P16">For those doing development on Windows platforms, there is a good step-by-step for installing<text:span text:style-name="T9"> xampp</text:span> and configuring PHP for use with PHPUnit and PHPDocumentor at the following link:</text:p>
                  <text:p text:style-name="P20"><text:a xlink:type="simple" xlink:href="http://crlog.info/2011/07/02/installing-xampp-and-adding-orupdating-phpunit-and-phpdocumenter-and-configuring-netbeans-7-to-use-them-on-windows/">http://crlog.info/2011/07/02/installing-xampp-and-adding-orupdating-phpunit-and-phpdocumenter-and-configuring-netbeans-7-to-use-them-on-windows/</text:a></text:p>
                  <text:p text:style-name="P16">You can stop at Step #6, unless you are going to configure <text:span text:style-name="T13">netbeans</text:span> to use PHP and PHPUnit. <text:s/>The steps to set up <text:span text:style-name="T9">wamp</text:span> should not be too much different from xampp.</text:p>
                  <text:p text:style-name="P16">And, for those using <text:span text:style-name="T9">cygwin</text:span> on windows, this link shows how to get xampp to work with cygwin to do PHPUnit tests from the cygwin shell:</text:p>
                  <text:p text:style-name="P20"><text:a xlink:type="simple" xlink:href="http://n8v.enteuxis.org/2011/09/phpunit-for-xampp-on-windows-with-cygwin/">http://n8v.enteuxis.org/2011/09/phpunit-for-xampp-on-windows-with-cygwin/</text:a></text:p>
                  <text:p text:style-name="P16">Unfortunately, I do not use Apple Mac, so if there is someone out there with a link to how to make it work on an Apple Mac, please send the link(s) for inclusion here.</text:p>
                </text:list-item>
                <text:list-item>
                  <text:p text:style-name="P16"><text:soft-page-break/>x</text:p>
                </text:list-item>
                <text:list-item>
                  <text:p text:style-name="P16"/>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Devanagari" style:font-size-complex="18pt" style:font-weight-complex="bold"/>
    </style:style>
    <style:style style:name="Numbering_20_Symbols" style:display-name="Numbering Symbols" style:family="text">
      <style:text-properties fo:color="#0000ff" style:font-name="Liberation Sans" fo:font-size="11pt" fo:font-weight="bold" style:font-size-asian="11pt" style:font-weight-asian="bold" style:font-size-complex="11pt" style:font-weight-complex="bold"/>
    </style:style>
    <style:style style:name="Bullet_20_Symbols" style:display-name="Bullet Symbols" style:family="text">
      <style:text-properties fo:color="#0000ff" style:font-name="OpenSymbol" fo:font-size="9pt" style:font-name-asian="OpenSymbol" style:font-size-asian="9pt" style:font-name-complex="Open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0000ff" style:font-weight-asian="normal"/>
    </style:style>
    <style:style style:name="MT1" style:family="text">
      <style:text-properties fo:font-size="9pt" fo:font-weight="bold" style:font-size-asian="9pt" style:font-size-complex="9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text:span text:style-name="MT1">EWSLibraryNS – 1.3 Test Driven Development<text:tab/></text:span><text:span text:style-name="MT1"><text:page-number text:select-page="current">3</text:page-number></text:span><text:span text:style-name="MT1"><text:tab/></text:span><text:span text:style-name="MT1"><text:date style:data-style-name="N76" text:date-value="2012-02-17T14:13:59.99">February 17, 2012</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y </meta:initial-creator>
    <meta:creation-date>2012-01-12T23:10:07</meta:creation-date>
    <dc:date>2012-02-17T14:14:00</dc:date>
    <dc:creator>Jay </dc:creator>
    <meta:editing-duration>PT37H35M55S</meta:editing-duration>
    <meta:editing-cycles>26</meta:editing-cycles>
    <meta:generator>OpenOffice.org/3.2$Linux OpenOffice.org_project/320m12$Build-9483</meta:generator>
    <meta:document-statistic meta:table-count="0" meta:image-count="0" meta:object-count="0" meta:page-count="3" meta:paragraph-count="42" meta:word-count="1073" meta:character-count="6642"/>
  </office:meta>
</office:document-meta>
</file>